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Estado pokemon objetivo = San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es Sano</text:p>
          </table:table-cell>
          <table:table-cell table:style-name="ce8" office:value-type="string" calcext:value-type="string">
            <text:p>Estado pokemon objetivo = San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Cambia el estado a </text:p>
            <text:p>Dormido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Estado pokemon objetivo = Envenenad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53:09.2796665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12:13.071266551</meta:creation-date>
    <dc:date>2019-06-05T20:53:33.050673235</dc:date>
    <meta:editing-duration>PT8M59S</meta:editing-duration>
    <meta:editing-cycles>6</meta:editing-cycles>
    <meta:generator>LibreOffice/5.1.6.2$Linux_X86_64 LibreOffice_project/10m0$Build-2</meta:generator>
    <meta:document-statistic meta:table-count="1" meta:cell-count="16" meta:object-count="0"/>
  </office:meta>
</office:document-meta>
</file>